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cm" fo:min-width="3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4cm" fo:min-width="1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25cm" fo:min-width="4.5cm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4cm" fo:min-width="4.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75cm" fo:min-width="1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25cm" fo:min-width="1.25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75cm" fo:min-width="1.25cm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1.75cm" fo:min-width="3.75cm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4cm" fo:min-width="1.75cm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1.75cm" fo:min-width="1.75cm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75cm" fo:min-width="0.5cm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75cm" fo:min-width="1.75cm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objectwithoutfill">
      <style:graphic-properties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25cm" svg:height="4.25cm" svg:x="1.2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4.25cm" svg:x="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4.25cm" svg:x="6.5cm" svg:y="6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7cm" svg:x2="11.25cm" svg:y2="7cm">
          <text:p/>
        </draw:line>
        <draw:line draw:style-name="gr2" draw:text-style-name="P2" draw:layer="layout" svg:x1="1cm" svg:y1="9cm" svg:x2="11.25cm" svg:y2="9cm">
          <text:p/>
        </draw:line>
        <draw:line draw:style-name="gr2" draw:text-style-name="P2" draw:layer="layout" svg:x1="7.25cm" svg:y1="1cm" svg:x2="7.25cm" svg:y2="11.25cm">
          <text:p/>
        </draw:line>
        <draw:line draw:style-name="gr2" draw:text-style-name="P2" draw:layer="layout" svg:x1="9.5cm" svg:y1="1cm" svg:x2="9.5cm" svg:y2="11.25cm">
          <text:p/>
        </draw:line>
        <draw:custom-shape draw:style-name="gr3" draw:text-style-name="P3" draw:layer="layout" svg:width="1.5cm" svg:height="4.25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5cm" svg:x="14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4.25cm" svg:x="14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cm" svg:x="12.5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5cm" svg:height="1.5cm" svg:x="16.2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75cm" svg:height="1cm" svg:x="16.25cm" svg:y="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25cm" svg:height="2cm" svg:x="1.25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5cm" svg:height="4.2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5cm" svg:height="2cm" svg:x="7.25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cm" svg:height="2cm" svg:x="2.25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5cm" svg:height="1cm" svg:x="7.25cm" svg:y="2.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25cm" svg:height="0.962cm" svg:x="1.25cm" svg:y="5.75cm">
          <draw:text-box>
            <text:p>A</text:p>
          </draw:text-box>
        </draw:frame>
        <draw:frame draw:style-name="gr14" draw:text-style-name="P6" draw:layer="layout" svg:width="1.25cm" svg:height="0.962cm" svg:x="10.75cm" svg:y="1.5cm">
          <draw:text-box>
            <text:p>B</text:p>
          </draw:text-box>
        </draw:frame>
        <draw:frame draw:style-name="gr14" draw:text-style-name="P6" draw:layer="layout" svg:width="1.25cm" svg:height="0.962cm" svg:x="10.75cm" svg:y="6.038cm">
          <draw:text-box>
            <text:p>C</text:p>
          </draw:text-box>
        </draw:frame>
        <draw:frame draw:style-name="gr15" draw:text-style-name="P6" draw:layer="layout" svg:width="2cm" svg:height="0.962cm" svg:x="12.25cm" svg:y="5.538cm">
          <draw:text-box>
            <text:p>subA</text:p>
          </draw:text-box>
        </draw:frame>
        <draw:frame draw:style-name="gr15" draw:text-style-name="P6" draw:layer="layout" svg:width="2cm" svg:height="0.962cm" svg:x="17.5cm" svg:y="3.5cm">
          <draw:text-box>
            <text:p>subB</text:p>
          </draw:text-box>
        </draw:frame>
        <draw:line draw:style-name="gr16" draw:text-style-name="P7" draw:layer="layout" svg:x1="12cm" svg:y1="7.5cm" svg:x2="18.5cm" svg:y2="7.5cm">
          <text:p/>
        </draw:line>
        <draw:line draw:style-name="gr16" draw:text-style-name="P7" draw:layer="layout" svg:x1="12.05cm" svg:y1="8.5cm" svg:x2="18.5cm" svg:y2="8.5cm">
          <text:p/>
        </draw:line>
        <draw:line draw:style-name="gr16" draw:text-style-name="P7" draw:layer="layout" svg:x1="16.25cm" svg:y1="4.25cm" svg:x2="16.25cm" svg:y2="8.85cm">
          <text:p/>
        </draw:line>
        <draw:line draw:style-name="gr16" draw:text-style-name="P7" draw:layer="layout" svg:x1="18cm" svg:y1="4.5cm" svg:x2="18cm" svg:y2="9.1cm">
          <text:p/>
        </draw:line>
        <draw:frame draw:style-name="gr17" draw:text-style-name="P6" draw:layer="layout" svg:width="1.5cm" svg:height="1cm" svg:x="11.25cm" svg:y="7.5cm">
          <draw:text-box>
            <text:p>TA</text:p>
          </draw:text-box>
        </draw:frame>
        <draw:frame draw:style-name="gr17" draw:text-style-name="P6" draw:layer="layout" svg:width="1.5cm" svg:height="1cm" svg:x="16.25cm" svg:y="3.5cm">
          <draw:text-box>
            <text:p>T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18:12:17.619325152</meta:creation-date>
    <dc:date>2024-06-18T18:40:51.384451614</dc:date>
    <meta:editing-duration>PT18M23S</meta:editing-duration>
    <meta:editing-cycles>3</meta:editing-cycles>
    <meta:generator>LibreOffice/7.3.7.2$Linux_X86_64 LibreOffice_project/30$Build-2</meta:generator>
    <meta:document-statistic meta:object-count="29"/>
  </office:meta>
</office:document-meta>
</file>